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DirectoryElementImpl.setCompact( boolean comp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irectoryElementImpl.getComp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DirectoryElementImpl.HTMLDirectory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